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style:page-number="auto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79029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87737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end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ad161" officeooo:paragraph-rsid="001ad161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b67f0" officeooo:paragraph-rsid="0015e32a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702b2" officeooo:paragraph-rsid="002702b2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82a22" officeooo:paragraph-rsid="00282a22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93b45" officeooo:paragraph-rsid="00293b4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a10b0" officeooo:paragraph-rsid="002a10b0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a8bf9" officeooo:paragraph-rsid="002a8bf9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fee92" officeooo:paragraph-rsid="002fee92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382fdb" officeooo:paragraph-rsid="00382fdb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438492" officeooo:paragraph-rsid="00438492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2pt" style:text-underline-style="none" officeooo:rsid="0015e32a" officeooo:paragraph-rsid="0015e32a" style:font-size-asian="10.5pt" style:font-size-complex="12pt"/>
    </style:style>
    <style:style style:name="P20" style:family="paragraph" style:parent-style-name="Standard">
      <style:paragraph-properties fo:margin-left="0mm" fo:margin-right="0mm" fo:line-height="150%" fo:text-indent="7mm" style:auto-text-indent="false"/>
      <style:text-properties officeooo:rsid="00293b45" officeooo:paragraph-rsid="00293b45"/>
    </style:style>
    <style:style style:name="P21" style:family="paragraph" style:parent-style-name="Standard">
      <style:paragraph-properties fo:margin-left="0mm" fo:margin-right="0mm" fo:line-height="150%" fo:text-indent="7mm" style:auto-text-indent="false"/>
      <style:text-properties officeooo:rsid="002a8bf9" officeooo:paragraph-rsid="002a8bf9"/>
    </style:style>
    <style:style style:name="P22" style:family="paragraph" style:parent-style-name="Standard">
      <style:paragraph-properties fo:margin-left="0mm" fo:margin-right="0mm" fo:line-height="150%" fo:text-indent="7mm" style:auto-text-indent="false"/>
      <style:text-properties officeooo:rsid="002b6e7e" officeooo:paragraph-rsid="002b6e7e"/>
    </style:style>
    <style:style style:name="P23" style:family="paragraph" style:parent-style-name="Standard">
      <style:paragraph-properties fo:margin-left="0mm" fo:margin-right="0mm" fo:line-height="150%" fo:text-indent="7mm" style:auto-text-indent="false"/>
      <style:text-properties officeooo:rsid="002b6446" officeooo:paragraph-rsid="002b6446"/>
    </style:style>
    <style:style style:name="P24" style:family="paragraph" style:parent-style-name="Standard">
      <style:paragraph-properties fo:margin-left="0mm" fo:margin-right="0mm" fo:line-height="150%" fo:text-indent="7mm" style:auto-text-indent="false"/>
      <style:text-properties officeooo:rsid="002cbc23" officeooo:paragraph-rsid="0033f4f1"/>
    </style:style>
    <style:style style:name="P25" style:family="paragraph" style:parent-style-name="Standard">
      <style:paragraph-properties fo:margin-left="0mm" fo:margin-right="0mm" fo:line-height="150%" fo:text-indent="7mm" style:auto-text-indent="false"/>
      <style:text-properties officeooo:rsid="002ed7b5" officeooo:paragraph-rsid="002ed7b5"/>
    </style:style>
    <style:style style:name="P26" style:family="paragraph" style:parent-style-name="Standard">
      <style:paragraph-properties fo:margin-left="0mm" fo:margin-right="0mm" fo:line-height="150%" fo:text-indent="7mm" style:auto-text-indent="false"/>
      <style:text-properties officeooo:paragraph-rsid="00293b45"/>
    </style:style>
    <style:style style:name="P27" style:family="paragraph" style:parent-style-name="Standard" style:master-page-name="">
      <loext:graphic-properties draw:fill="none"/>
      <style:paragraph-properties fo:margin-left="0mm" fo:margin-right="0mm" fo:line-height="150%" fo:text-indent="7mm" style:auto-text-indent="false" style:page-number="auto" fo:background-color="transparent"/>
      <style:text-properties officeooo:rsid="0033f4f1" officeooo:paragraph-rsid="0033f4f1"/>
    </style:style>
    <style:style style:name="P28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mm" style:auto-text-indent="false" style:page-number="auto" fo:background-color="transparent"/>
      <style:text-properties fo:font-size="12pt" officeooo:rsid="0023b41a" officeooo:paragraph-rsid="0023b41a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6788e" officeooo:paragraph-rsid="0036788e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7821d" officeooo:paragraph-rsid="0037821d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82fdb" officeooo:paragraph-rsid="00382fdb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8741f" officeooo:paragraph-rsid="0038741f" style:font-size-asian="12pt" style:font-size-complex="12pt"/>
    </style:style>
    <style:style style:name="P33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style:page-number="auto" fo:background-color="transparent"/>
      <style:text-properties fo:font-size="12pt" officeooo:rsid="00215394" officeooo:paragraph-rsid="00215394" style:font-size-asian="12pt" style:font-size-complex="12pt"/>
    </style:style>
    <style:style style:name="P3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15394" officeooo:paragraph-rsid="00215394" style:font-size-asian="12pt" style:font-size-complex="12pt"/>
    </style:style>
    <style:style style:name="P3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3b41a" officeooo:paragraph-rsid="0023b41a" style:font-size-asian="12pt" style:font-size-complex="12pt"/>
    </style:style>
    <style:style style:name="P3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54ea3" officeooo:paragraph-rsid="00254ea3" style:font-size-asian="12pt" style:font-size-complex="12pt"/>
    </style:style>
    <style:style style:name="P37" style:family="paragraph" style:parent-style-name="Contents_20_Heading">
      <style:paragraph-properties fo:text-align="center" style:justify-single-word="false" fo:break-before="page"/>
      <style:text-properties officeooo:rsid="005732bb" officeooo:paragraph-rsid="005732bb"/>
    </style:style>
    <style:style style:name="P38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39" style:family="paragraph" style:parent-style-name="Heading_20_3">
      <style:paragraph-properties fo:line-height="150%"/>
      <style:text-properties officeooo:rsid="0033f4f1" officeooo:paragraph-rsid="0033f4f1"/>
    </style:style>
    <style:style style:name="P40" style:family="paragraph" style:parent-style-name="Heading_20_3">
      <style:paragraph-properties fo:line-height="150%"/>
      <style:text-properties officeooo:rsid="0034146d" officeooo:paragraph-rsid="0034146d"/>
    </style:style>
    <style:style style:name="P41" style:family="paragraph" style:parent-style-name="Heading_20_3">
      <style:paragraph-properties fo:line-height="150%"/>
      <style:text-properties officeooo:rsid="0038741f" officeooo:paragraph-rsid="0038741f"/>
    </style:style>
    <style:style style:name="P42" style:family="paragraph" style:parent-style-name="Heading_20_3">
      <style:paragraph-properties fo:line-height="150%"/>
      <style:text-properties officeooo:rsid="003f6276" officeooo:paragraph-rsid="003f6276"/>
    </style:style>
    <style:style style:name="P43" style:family="paragraph" style:parent-style-name="Heading_20_3">
      <style:paragraph-properties fo:line-height="150%"/>
      <style:text-properties officeooo:rsid="00438492" officeooo:paragraph-rsid="00438492"/>
    </style:style>
    <style:style style:name="P4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fo:line-height="150%"/>
      <style:text-properties style:text-underline-style="none" officeooo:rsid="0053f00c" officeooo:paragraph-rsid="0053f00c"/>
    </style:style>
    <style:style style:name="P46" style:family="paragraph" style:parent-style-name="Text_20_body">
      <style:paragraph-properties fo:line-height="150%"/>
      <style:text-properties officeooo:paragraph-rsid="001c134a"/>
    </style:style>
    <style:style style:name="P47" style:family="paragraph" style:parent-style-name="Text_20_body" style:list-style-name="L5">
      <style:paragraph-properties fo:line-height="150%"/>
      <style:text-properties officeooo:paragraph-rsid="0053f00c"/>
    </style:style>
    <style:style style:name="P48" style:family="paragraph" style:parent-style-name="Text_20_body">
      <style:paragraph-properties fo:line-height="150%"/>
      <style:text-properties officeooo:rsid="0053f00c" officeooo:paragraph-rsid="0053f00c"/>
    </style:style>
    <style:style style:name="P49" style:family="paragraph" style:parent-style-name="Text_20_body" style:list-style-name="L4">
      <loext:graphic-properties draw:fill="none"/>
      <style:paragraph-properties fo:margin-top="0mm" fo:margin-bottom="2.47mm" loext:contextual-spacing="false" fo:line-height="150%" fo:background-color="transparent"/>
      <style:text-properties officeooo:rsid="004dffa3" officeooo:paragraph-rsid="004dffa3"/>
    </style:style>
    <style:style style:name="P50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officeooo:rsid="004ef063" officeooo:paragraph-rsid="004ef063"/>
    </style:style>
    <style:style style:name="P51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style:font-name="Times New Roman" officeooo:rsid="0038741f" officeooo:paragraph-rsid="0038741f"/>
    </style:style>
    <style:style style:name="P52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style:font-name="Times New Roman" officeooo:rsid="003a745e" officeooo:paragraph-rsid="003a745e"/>
    </style:style>
    <style:style style:name="P5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style:font-name="Times New Roman" officeooo:rsid="003e111b" officeooo:paragraph-rsid="003e111b"/>
    </style:style>
    <style:style style:name="P5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style:font-name="Times New Roman" officeooo:rsid="003f6276" officeooo:paragraph-rsid="003f6276"/>
    </style:style>
    <style:style style:name="P5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officeooo:rsid="004dffa3" officeooo:paragraph-rsid="004dffa3"/>
    </style:style>
    <style:style style:name="P5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fo:background-color="transparent"/>
      <style:text-properties officeooo:rsid="004e81e4" officeooo:paragraph-rsid="004e81e4"/>
    </style:style>
    <style:style style:name="P57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style:page-number="auto" fo:background-color="transparent"/>
      <style:text-properties style:font-name="Times New Roman" officeooo:rsid="0038741f" officeooo:paragraph-rsid="0038741f"/>
    </style:style>
    <style:style style:name="P58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6.24mm" style:auto-text-indent="false" style:page-number="auto" fo:background-color="transparent"/>
      <style:text-properties officeooo:rsid="004dffa3" officeooo:paragraph-rsid="004dffa3"/>
    </style:style>
    <style:style style:name="P59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style:page-number="auto" fo:background-color="transparent"/>
      <style:text-properties fo:font-size="14pt" officeooo:rsid="001d3336" officeooo:paragraph-rsid="001d3336" style:font-size-asian="14pt" style:font-size-complex="14pt"/>
    </style:style>
    <style:style style:name="P60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4pt" officeooo:rsid="001d3336" officeooo:paragraph-rsid="001d3336" style:font-size-asian="14pt" style:font-size-complex="14pt"/>
    </style:style>
    <style:style style:name="P61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4pt" officeooo:rsid="001e1b68" officeooo:paragraph-rsid="001e1b68" style:font-size-asian="14pt" style:font-size-complex="14pt"/>
    </style:style>
    <style:style style:name="P62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4pt" officeooo:rsid="001ec60b" officeooo:paragraph-rsid="001ec60b" style:font-size-asian="14pt" style:font-size-complex="14pt"/>
    </style:style>
    <style:style style:name="P6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4pt" officeooo:rsid="001f6faa" officeooo:paragraph-rsid="001f6faa" style:font-size-asian="14pt" style:font-size-complex="14pt"/>
    </style:style>
    <style:style style:name="P6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officeooo:rsid="001ec60b" officeooo:paragraph-rsid="001ec60b"/>
    </style:style>
    <style:style style:name="P65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.2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officeooo:rsid="003e111b" officeooo:paragraph-rsid="003e111b"/>
    </style:style>
    <style:style style:name="P66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.25mm" style:auto-text-indent="false" style:page-number="auto" fo:background-color="transparent"/>
      <style:text-properties officeooo:rsid="00499264" officeooo:paragraph-rsid="00499264"/>
    </style:style>
    <style:style style:name="P67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25mm" style:auto-text-indent="false" fo:background-color="transparent"/>
      <style:text-properties officeooo:rsid="004d3486" officeooo:paragraph-rsid="004d3486"/>
    </style:style>
    <style:style style:name="P68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25mm" style:auto-text-indent="false" fo:background-color="transparent"/>
      <style:text-properties officeooo:rsid="004dffa3" officeooo:paragraph-rsid="004dffa3"/>
    </style:style>
    <style:style style:name="P69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0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2pt" style:text-underline-style="none" officeooo:rsid="003f6276" officeooo:paragraph-rsid="003f6276" style:font-size-asian="12pt" style:font-size-complex="12pt"/>
    </style:style>
    <style:style style:name="P70" style:family="paragraph" style:parent-style-name="Text_20_body">
      <style:paragraph-properties fo:margin-left="0mm" fo:margin-right="0mm" fo:line-height="150%" fo:text-indent="7mm" style:auto-text-indent="false"/>
      <style:text-properties style:font-name="Times New Roman" officeooo:rsid="0041da0d" officeooo:paragraph-rsid="0041da0d"/>
    </style:style>
    <style:style style:name="P71" style:family="paragraph" style:parent-style-name="Text_20_body">
      <style:paragraph-properties fo:margin-left="0mm" fo:margin-right="0mm" fo:line-height="150%" fo:text-indent="7mm" style:auto-text-indent="false"/>
      <style:text-properties style:font-name="Times New Roman" officeooo:rsid="004325c3" officeooo:paragraph-rsid="004325c3"/>
    </style:style>
    <style:style style:name="P72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6.51mm" style:auto-text-indent="false" style:page-number="auto" fo:background-color="transparent"/>
      <style:text-properties officeooo:rsid="00438492" officeooo:paragraph-rsid="00438492"/>
    </style:style>
    <style:style style:name="P7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51mm" style:auto-text-indent="false" fo:background-color="transparent"/>
      <style:text-properties officeooo:rsid="004444a3" officeooo:paragraph-rsid="004444a3"/>
    </style:style>
    <style:style style:name="P7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51mm" style:auto-text-indent="false" fo:background-color="transparent"/>
      <style:text-properties officeooo:rsid="0047feec" officeooo:paragraph-rsid="0047feec"/>
    </style:style>
    <style:style style:name="P7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6.51mm" style:auto-text-indent="false" fo:background-color="transparent"/>
      <style:text-properties officeooo:rsid="00499264" officeooo:paragraph-rsid="00499264"/>
    </style:style>
    <style:style style:name="P76" style:family="paragraph" style:parent-style-name="Heading_20_1">
      <style:paragraph-properties fo:line-height="150%"/>
      <style:text-properties officeooo:rsid="001c134a" officeooo:paragraph-rsid="001c134a"/>
    </style:style>
    <style:style style:name="P77" style:family="paragraph" style:parent-style-name="Heading_20_1">
      <style:paragraph-properties fo:line-height="150%"/>
      <style:text-properties officeooo:rsid="00215394" officeooo:paragraph-rsid="00215394"/>
    </style:style>
    <style:style style:name="P78" style:family="paragraph" style:parent-style-name="Heading_20_1">
      <style:paragraph-properties fo:line-height="150%"/>
      <style:text-properties officeooo:rsid="002702b2" officeooo:paragraph-rsid="002702b2"/>
    </style:style>
    <style:style style:name="P79" style:family="paragraph" style:parent-style-name="Heading_20_1">
      <style:paragraph-properties fo:line-height="150%"/>
      <style:text-properties officeooo:rsid="004dffa3" officeooo:paragraph-rsid="004dffa3"/>
    </style:style>
    <style:style style:name="P80" style:family="paragraph" style:parent-style-name="Heading_20_1">
      <style:paragraph-properties fo:line-height="150%"/>
      <style:text-properties officeooo:rsid="0052ff57" officeooo:paragraph-rsid="0052ff57"/>
    </style:style>
    <style:style style:name="P81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82" style:family="paragraph" style:parent-style-name="Heading_20_2">
      <style:paragraph-properties fo:line-height="150%"/>
      <style:text-properties officeooo:rsid="002702b2" officeooo:paragraph-rsid="00291636"/>
    </style:style>
    <style:style style:name="P83" style:family="paragraph" style:parent-style-name="Heading_20_2">
      <style:paragraph-properties fo:line-height="150%"/>
      <style:text-properties officeooo:rsid="003e111b" officeooo:paragraph-rsid="003e111b"/>
    </style:style>
    <style:style style:name="P84" style:family="paragraph" style:parent-style-name="Heading_20_2">
      <style:paragraph-properties fo:line-height="150%"/>
      <style:text-properties officeooo:rsid="00499264" officeooo:paragraph-rsid="00499264"/>
    </style:style>
    <style:style style:name="P85" style:family="paragraph" style:parent-style-name="Heading_20_2">
      <style:paragraph-properties fo:line-height="150%"/>
      <style:text-properties officeooo:rsid="005147ed" officeooo:paragraph-rsid="005147ed"/>
    </style:style>
    <style:style style:name="P86" style:family="paragraph" style:parent-style-name="Standard" style:list-style-name="L3">
      <style:paragraph-properties fo:line-height="150%"/>
      <style:text-properties officeooo:rsid="002ed7b5" officeooo:paragraph-rsid="002ed7b5"/>
    </style:style>
    <style:style style:name="P87" style:family="paragraph" style:parent-style-name="Standard" style:list-style-name="L3">
      <style:paragraph-properties fo:line-height="150%"/>
      <style:text-properties officeooo:rsid="002fee92" officeooo:paragraph-rsid="002fee92"/>
    </style:style>
    <style:style style:name="P88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b6e7e" officeooo:paragraph-rsid="002b6e7e"/>
    </style:style>
    <style:style style:name="P89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a8bf9" officeooo:paragraph-rsid="002a8bf9"/>
    </style:style>
    <style:style style:name="P90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b6446" officeooo:paragraph-rsid="002b6446"/>
    </style:style>
    <style:style style:name="P91" style:family="paragraph" style:parent-style-name="Standard" style:list-style-name="L2">
      <style:paragraph-properties fo:margin-left="0mm" fo:margin-right="0mm" fo:line-height="150%" fo:text-indent="7mm" style:auto-text-indent="false"/>
      <style:text-properties officeooo:rsid="002cbc23" officeooo:paragraph-rsid="002cbc23"/>
    </style:style>
    <style:style style:name="P92" style:family="paragraph" style:parent-style-name="Standard">
      <loext:graphic-properties draw:fill="none"/>
      <style:paragraph-properties fo:margin-left="0mm" fo:margin-right="0mm" fo:line-height="150%" fo:text-indent="7mm" style:auto-text-indent="false" fo:background-color="transparent"/>
      <style:text-properties officeooo:rsid="0033f4f1" officeooo:paragraph-rsid="0033f4f1"/>
    </style:style>
    <style:style style:name="P93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T1" style:family="text">
      <style:text-properties officeooo:rsid="00187737"/>
    </style:style>
    <style:style style:name="T2" style:family="text">
      <style:text-properties officeooo:rsid="001e1b6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f6faa" style:font-size-asian="14pt" style:font-size-complex="14pt"/>
    </style:style>
    <style:style style:name="T5" style:family="text">
      <style:text-properties officeooo:rsid="00226827"/>
    </style:style>
    <style:style style:name="T6" style:family="text">
      <style:text-properties officeooo:rsid="00254ea3"/>
    </style:style>
    <style:style style:name="T7" style:family="text">
      <style:text-properties officeooo:rsid="002a10b0"/>
    </style:style>
    <style:style style:name="T8" style:family="text">
      <style:text-properties officeooo:rsid="002a8bf9"/>
    </style:style>
    <style:style style:name="T9" style:family="text">
      <style:text-properties officeooo:rsid="002b6e7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1fee8" style:font-weight-asian="bold" style:font-weight-complex="bold"/>
    </style:style>
    <style:style style:name="T12" style:family="text">
      <style:text-properties fo:font-weight="bold" officeooo:rsid="004444a3" style:font-weight-asian="bold" style:font-weight-complex="bold"/>
    </style:style>
    <style:style style:name="T13" style:family="text">
      <style:text-properties officeooo:rsid="0030c1bf"/>
    </style:style>
    <style:style style:name="T14" style:family="text">
      <style:text-properties officeooo:rsid="0030e1c4"/>
    </style:style>
    <style:style style:name="T15" style:family="text">
      <style:text-properties officeooo:rsid="0031fee8"/>
    </style:style>
    <style:style style:name="T16" style:family="text">
      <style:text-properties officeooo:rsid="0037821d"/>
    </style:style>
    <style:style style:name="T17" style:family="text">
      <style:text-properties officeooo:rsid="00382fdb"/>
    </style:style>
    <style:style style:name="T18" style:family="text">
      <style:text-properties officeooo:rsid="00392ecc"/>
    </style:style>
    <style:style style:name="T19" style:family="text">
      <style:text-properties officeooo:rsid="003c6db3"/>
    </style:style>
    <style:style style:name="T20" style:family="text">
      <style:text-properties officeooo:rsid="0042fdfa"/>
    </style:style>
    <style:style style:name="T21" style:family="text">
      <style:text-properties officeooo:rsid="004444a3"/>
    </style:style>
    <style:style style:name="T22" style:family="text">
      <style:text-properties officeooo:rsid="004640a0"/>
    </style:style>
    <style:style style:name="T23" style:family="text">
      <style:text-properties officeooo:rsid="00498545"/>
    </style:style>
    <style:style style:name="T24" style:family="text">
      <style:text-properties officeooo:rsid="004a2afb"/>
    </style:style>
    <style:style style:name="T25" style:family="text">
      <style:text-properties officeooo:rsid="004c0c13"/>
    </style:style>
    <style:style style:name="T26" style:family="text">
      <style:text-properties officeooo:rsid="004ef063"/>
    </style:style>
    <style:style style:name="T27" style:family="text">
      <style:text-properties style:text-underline-style="none" officeooo:rsid="0053f00c"/>
    </style:style>
    <style:style style:name="T28" style:family="text">
      <style:text-properties officeooo:rsid="00546f6b"/>
    </style:style>
    <style:style style:name="T29" style:family="text">
      <style:text-properties officeooo:rsid="005b1ac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И НАУКИ РФ</text:p>
      <text:p text:style-name="P3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«Московский Авиационный Институт»</text:p>
      <text:p text:style-name="P4"/>
      <text:p text:style-name="P4"/>
      <text:p text:style-name="P4">РЕФЕРАТ</text:p>
      <text:p text:style-name="P5">по дисциплине: «<text:span text:style-name="T1">Фундаментальная информатика и вычислительная система» </text:span><text:s/></text:p>
      <text:p text:style-name="P6">на тему: «Семантический анализ: анализ тональностей»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группы М80-107Б-18</text:p>
      <text:p text:style-name="P7">Шичко Алексей Игоревич</text:p>
      <text:p text:style-name="P7"/>
      <text:p text:style-name="P7">Проверила преподаватель:</text:p>
      <text:p text:style-name="P7">Аспирант кафедры 806</text:p>
      <text:p text:style-name="P7">Ридли Александра Николаевна</text:p>
      <text:p text:style-name="P7"/>
      <text:p text:style-name="P7"/>
      <text:p text:style-name="P7"/>
      <text:p text:style-name="P8">Москва</text:p>
      <text:p text:style-name="P8">2018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Содержание</text:p>
          </text:index-title>
          <text:p text:style-name="P44"><text:a xlink:type="simple" xlink:href="#__RefHeading___Toc247_2798732080" text:style-name="Index_20_Link" text:visited-style-name="Index_20_Link">1. Введение<text:tab/>3</text:a></text:p>
          <text:p text:style-name="P44"><text:a xlink:type="simple" xlink:href="#__RefHeading___Toc301_2798732080" text:style-name="Index_20_Link" text:visited-style-name="Index_20_Link">2. План работы<text:tab/>4</text:a></text:p>
          <text:p text:style-name="P44"><text:a xlink:type="simple" xlink:href="#__RefHeading___Toc303_2798732080" text:style-name="Index_20_Link" text:visited-style-name="Index_20_Link">3. Выполнение работы<text:tab/>5</text:a></text:p>
          <text:p text:style-name="P81"><text:a xlink:type="simple" xlink:href="#__RefHeading___Toc305_2798732080" text:style-name="Index_20_Link" text:visited-style-name="Index_20_Link">3.1 Получение данных из steam<text:tab/>5</text:a></text:p>
          <text:p text:style-name="P38"><text:a xlink:type="simple" xlink:href="#__RefHeading___Toc416_2798732080" text:style-name="Index_20_Link" text:visited-style-name="Index_20_Link">3.1.1 Нахождение страниц с играми<text:tab/>5</text:a></text:p>
          <text:p text:style-name="P38"><text:a xlink:type="simple" xlink:href="#__RefHeading___Toc418_2798732080" text:style-name="Index_20_Link" text:visited-style-name="Index_20_Link">3.1.2 Выуживание комментариев<text:tab/>6</text:a></text:p>
          <text:p text:style-name="P38"><text:a xlink:type="simple" xlink:href="#__RefHeading___Toc420_2798732080" text:style-name="Index_20_Link" text:visited-style-name="Index_20_Link">3.1.3 Нахождения текста комментария и информации о пользователе<text:tab/>7</text:a></text:p>
          <text:p text:style-name="P81"><text:a xlink:type="simple" xlink:href="#__RefHeading___Toc422_2798732080" text:style-name="Index_20_Link" text:visited-style-name="Index_20_Link">3.2 Обработка полученных данных<text:tab/>8</text:a></text:p>
          <text:p text:style-name="P38"><text:a xlink:type="simple" xlink:href="#__RefHeading___Toc424_2798732080" text:style-name="Index_20_Link" text:visited-style-name="Index_20_Link">3.2.1 Разбиение комментариев на фичи, обработка артефактов.<text:tab/>8</text:a></text:p>
          <text:p text:style-name="P38"><text:a xlink:type="simple" xlink:href="#__RefHeading___Toc511_2447044075" text:style-name="Index_20_Link" text:visited-style-name="Index_20_Link">3.2.2 Подсчёт различных значений фичей<text:tab/>9</text:a></text:p>
          <text:p text:style-name="P81"><text:a xlink:type="simple" xlink:href="#__RefHeading___Toc513_2447044075" text:style-name="Index_20_Link" text:visited-style-name="Index_20_Link">3.3 Обучение модели, проверка<text:tab/>11</text:a></text:p>
          <text:p text:style-name="P44"><text:a xlink:type="simple" xlink:href="#__RefHeading___Toc515_2447044075" text:style-name="Index_20_Link" text:visited-style-name="Index_20_Link">4. Заключение<text:tab/>11</text:a></text:p>
          <text:p text:style-name="P81"><text:a xlink:type="simple" xlink:href="#__RefHeading___Toc577_3991888621" text:style-name="Index_20_Link" text:visited-style-name="Index_20_Link">4.1 Термины<text:tab/>12</text:a></text:p>
          <text:p text:style-name="P44"><text:a xlink:type="simple" xlink:href="#__RefHeading___Toc579_3991888621" text:style-name="Index_20_Link" text:visited-style-name="Index_20_Link">5. Библиографический список<text:tab/>13</text:a></text:p>
        </text:index-body>
      </text:table-of-content>
      <text:p text:style-name="P9"><text:line-break/></text:p>
      <text:p text:style-name="P10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6" text:outline-level="1"><text:bookmark-start text:name="__RefHeading___Toc247_2798732080"/><text:soft-page-break/>1. Введение<text:bookmark-end text:name="__RefHeading___Toc247_2798732080"/></text:h>
      <text:p text:style-name="P46"/>
      <text:p text:style-name="P59">Актуальность анализа текста на сегодняшний день обусловлена несколькими факторами: </text:p>
      <text:p text:style-name="P60">1 - для многих исследований надо проанализировать большое количество данных, и делать это всё руками, без помощью автомата будет очень громоздким и трудоёмким процессом.</text:p>
      <text:p text:style-name="P60">2 – <text:span text:style-name="T2">работа с клиентами или поддержания определённого состояния общения в комьюнити требует большое количество человеческого факторами</text:span></text:p>
      <text:p text:style-name="P61">3 – улучшение сервиса, автоматический сбор и анализ данных, получение фидбека даже если человек явно ничего не произносил</text:p>
      <text:p text:style-name="P61">Как раз NLP совместно Machine\Deep Learning позволяют избавится от проблем с поиском большого числа консультантов, секретарей, диспетчеров, операторов и т.п.</text:p>
      <text:p text:style-name="P62">Возьмём для чистоты следующий пример: </text:p>
      <text:p text:style-name="P64"><text:span text:style-name="T3">Интернет магазин подарочных вещей имеет неплохой зароботок, но руководитель проекта хочет получать ещё больше. Где мож</text:span><text:span text:style-name="T4">но достать дополнительный зароботок? У магазина сидят два – три оператора каждые сутки и помогают клиентам. Как вариант – заменить трёх операторов на одного программиста, который напишет софт для автоматического анализа запросов пользователей и поиска по сайту. Т.е. если пользователь пишет “Что подарить бабушке?” система может сделать поиск по тегам, комментариям, рейтингу и т.д. Для полноты системы программист может ввести систему отзывов для поддержания своей модели “в форме”.</text:span></text:p>
      <text:p text:style-name="P63"><text:soft-page-break/>Очевидно что компания явно выигрывает от снижения штата и автоматизации монотонного процесса.</text:p>
      <text:p text:style-name="P63">Заметим, что это только единичный пример в конкретной отрасли, такого рода требования можно встретить повсюду, и каждая компания пытается найти свою выгоду.</text:p>
      <text:p text:style-name="P9"/>
      <text:h text:style-name="P77" text:outline-level="1"><text:bookmark-start text:name="__RefHeading___Toc301_2798732080"/>2. План работы<text:bookmark-end text:name="__RefHeading___Toc301_2798732080"/></text:h>
      <text:p text:style-name="P28">Программу для обработки я пишу на интерпретируемом языке Python. Причины данного выбора: прост в освоении, достаточно библиотек подходящих к самым разным задачам.</text:p>
      <text:p text:style-name="P33">Анализ данных буду проводить с помощью машинного обучение (Machine Learning – ML). Для того чтобы показать основы будут использоваться комментарии с игровой платформы Steam ( Steam площадка где можно разместить и купить игру, так же оставить отзывы об игре и поделиться впечатлениями )</text:p>
      <text:p text:style-name="P34">Для построения исходных данных есть два подхода: 1 – достать много игр и комментарий к ним, затем передать на конвейер для модели и обрабатывать; как исход, много слов, много оценок и, можно сказать, готовый датасет. 2 – ограничить количество комментариев, затем провести <text:span text:style-name="T5">аугментацию ( каждое слово можно разбить на морфемы, отнести к определённой лексической группе и разными способами добавить признаков к одному слову )</text:span></text:p>
      <text:p text:style-name="P35">В данном исследовании я выбрал первый способ, т.к. он более прост в реализации неопытному программисту.</text:p>
      <text:p text:style-name="P35">О том как получить комментарии из игр в большом количестве – я использова<text:span text:style-name="T6">л библиотеку для python’a – scrapy. Данная библиотека упрощает переход с одной страницы на другую и получение из неё определённых классов и тэгов ( об этом позже ). После настройки скрапи я перехожу по популярным тегам игр → по каждому из тегов выбираю перехожу во все игры на всех страницах тега → в каждой игре обрабатываю комментарии</text:span></text:p>
      <text:p text:style-name="P36"><text:soft-page-break/>После того как работа с получением и обработкой данных законченна я создаю датасет из комментариев как разряженную матрицу и передаю её на “съедение” модели опорных векторов с линейным ядром. О модели и как всё это создаётся позже будет в соответству</text:p>
      <text:p text:style-name="P9"/>
      <text:p text:style-name="P9"/>
      <text:h text:style-name="P78" text:outline-level="1"><text:bookmark-start text:name="__RefHeading___Toc303_2798732080"/>3. Выполнение работы<text:bookmark-end text:name="__RefHeading___Toc303_2798732080"/></text:h>
      <text:h text:style-name="P82" text:outline-level="2"><text:bookmark-start text:name="__RefHeading___Toc305_2798732080"/>3.1 Получение данных из steam<text:bookmark-end text:name="__RefHeading___Toc305_2798732080"/></text:h>
      <text:h text:style-name="P39" text:outline-level="3"><text:bookmark-start text:name="__RefHeading___Toc416_2798732080"/>3.1.1 Нахождение страниц с играми<text:bookmark-end text:name="__RefHeading___Toc416_2798732080"/></text:h>
      <text:p text:style-name="P20">Стояла задача получить данные любого рода, чтобы поиграться с ними и попробовать классифицировать. Изначально планировалось обратиться к API твиттера, но мою заявку не подтвердили и никакого доступа к нему не было. Тут я решил что игры, как искусство, ничуть не уступает каким-то политическим событиям и сериалам и подумал это будет хорошей идеей.</text:p>
      <text:p text:style-name="P26"/>
      <text:p text:style-name="P20">Настраиваем скрапи на <text:span text:style-name="T7">определённый таймаут</text:span>, чтобы он не слишком часто делал запросы к сайту ( чтобы не получить перма бан по айпи за дудос ). <text:span text:style-name="T7">Включаем кжширование сайтов, чтобы не было слишком частых запросов.</text:span></text:p>
      <text:p text:style-name="P20"/>
      <text:p text:style-name="P21">В скрапи весь интерфейс построен на так называемых “пауках”. В скрипте паука я прописываю страницу старта и правила переходов. В правилах переходов есть несколько опций: </text:p>
      <text:list xml:id="list4171482882" text:style-name="L1">
        <text:list-item>
          <text:p text:style-name="P88">Имя паука – для того чтобы его можно было вызвать из командной строки</text:p>
        </text:list-item>
        <text:list-item>
          <text:p text:style-name="P89">Выбирать по какому селектору* будем выбирать линк по которому перейдём</text:p>
        </text:list-item>
        <text:list-item>
          <text:p text:style-name="P89">Указываем функцию, которая будет обрабатывать ответ сервера</text:p>
        </text:list-item>
        <text:list-item>
          <text:p text:style-name="P89">Если надо, пишем регулярные выражения по которым наш паук будет переходить\не будет переходить</text:p>
        </text:list-item>
        <text:list-item>
          <text:p text:style-name="P90">Задаём разрешённые сайты для переходов ( обойдёмся без редиректов ) </text:p>
        </text:list-item>
      </text:list>
      <text:p text:style-name="P21"><text:soft-page-break/>Что бы всё это прошло успешно, нужно собственными ручками пощупать html содержимое страницы и посмотреть какие теги ведут меня к моей цели, и какого формата линки мне могут встретиться.</text:p>
      <text:p text:style-name="P23">В данном случае мой стартовый <text:span text:style-name="T9">url</text:span> – <text:a xlink:type="simple" xlink:href="https://store.steampowered.com/games/" text:style-name="Internet_20_link" text:visited-style-name="Visited_20_Internet_20_Link">https://store.steampowered.com/games/</text:a>, </text:p>
      <text:p text:style-name="P22">разрешённый домен – store.steampowered.com</text:p>
      <text:p text:style-name="P24">В качестве link extractor’a используем LxmlLinkExtractor который нам поставляет скрапи ( это наиболее распространённая форма + она встроенна в скрапи и ненадо выдумывать велосипед ). Далее предстоит сделать выбор селектора по html тэгам: xpath или css селектор. </text:p>
      <text:p text:style-name="P24">Кратко по ним:</text:p>
      <text:list xml:id="list2353749791" text:style-name="L2">
        <text:list-item>
          <text:p text:style-name="P91">xpath – более гибкий и предоставляет более широкий функционал по выбору различных тегов</text:p>
        </text:list-item>
        <text:list-item>
          <text:p text:style-name="P91">css селектор – простой. <text:span text:style-name="T13">структура тэг.класс#айди</text:span></text:p>
        </text:list-item>
      </text:list>
      <text:p text:style-name="P25">Порывшись в html структуре стартовой страницы видим следующие признаки:</text:p>
      <text:list xml:id="list1706161928" text:style-name="L3">
        <text:list-item>
          <text:p text:style-name="P86"><text:span text:style-name="T10">Популярные теги</text:span> имеют тэг div с классом content_popular_tags с линком внутри их</text:p>
        </text:list-item>
        <text:list-item>
          <text:p text:style-name="P86">Внутри страницы с конкретным тегом видим что <text:span text:style-name="T10">стрелочка с линком на следующую страницу</text:span> имеет тэг a с классом pagebtn</text:p>
        </text:list-item>
        <text:list-item>
          <text:p text:style-name="P87">На каждой из страниц с тэгами видим что <text:span text:style-name="T10">игр</text:span><text:span text:style-name="T11">ы которые нам подходят </text:span>представлен<text:span text:style-name="T15">ы</text:span> в большой коробке с тэгом div и айди <text:span text:style-name="T14">search_result_container</text:span></text:p>
        </text:list-item>
      </text:list>
      <text:p text:style-name="P27">Видим что ничего сложного нет, поэтому <text:span text:style-name="T16">используем</text:span> css селектор для выбора подходящего линка. После обращения к каждой игре получаем html страницы с игрой (которых к слову 11.5к)</text:p>
      <text:p text:style-name="P92"/>
      <text:h text:style-name="P40" text:outline-level="3"><text:bookmark-start text:name="__RefHeading___Toc418_2798732080"/>3.1.2 Выуживание комментариев<text:bookmark-end text:name="__RefHeading___Toc418_2798732080"/></text:h>
      <text:p text:style-name="P29">Казалось бы, зная что такое css селекторы и xpath легко получить любую информацию со страницы. </text:p>
      <text:p text:style-name="P30">Я долго не понимал, почему я вижу комментарии на странице игры, а мой паук не видит. В чём подвох? <text:span text:style-name="T17">Ответ: для того чтобы не нагружать пользовательский трафик, стим подгружает комменты только когда ты доскролишь до них, иначе их просто нет на странице. Делается это путём AJAX запроса, в ответ на него возвращается json объект, с двумя полями: success и html. </text:span></text:p>
      <text:p text:style-name="P31">Узнав про такую систему ( всё чаще и чаще используется на самых разных страницах ), я полез узнавать где этот запрос можно проследить. В инспекторе на странице с игрой я нашёл <text:soft-page-break/>нужный мне запрос, вот его пример: <text:a xlink:type="simple" xlink:href="https://store.steampowered.com/appreviews/%25s?start_offset=0&amp;day_range=30&amp;start_date=-1&amp;end_date=-1&amp;date_range_type=all&amp;filter=summary&amp;language=russian&amp;l=russian&amp;review_type=all&amp;purchase_type=all&amp;review_beta_enabled=1" text:style-name="Internet_20_link" text:visited-style-name="Visited_20_Internet_20_Link">https://store.steampowered.com/appreviews/%s?start_offset=0&amp;day_range=30&amp;start_date=-1&amp;end_date=-1&amp;date_range_type=all&amp;filter=summary&amp;language=russian&amp;l=russian&amp;review_type=all&amp;purchase_type=all&amp;review_beta_enabled=1</text:a> ( в реале он немного больше т.к. в нём указанно кол-во возвращаемых комментариев, но для симулирования изощрятся не надо ), в этой строчке %s символизирует id игры, к которой я хочу получить комменты. </text:p>
      <text:p text:style-name="P32">Таким образом, переходя на страницу с игрой, я из возвращаемого объекта нахожу айди игры, и по этому айди конструирую следующий запрос уже к комментариям.</text:p>
      <text:p text:style-name="P32">На выходе получаю json из которого я беру html значения и перевожу его в селектор для дальнейшего извлечения</text:p>
      <text:h text:style-name="P41" text:outline-level="3"><text:bookmark-start text:name="__RefHeading___Toc420_2798732080"/>3.1.3 Нахождения текста комментария и информации о пользователе<text:bookmark-end text:name="__RefHeading___Toc420_2798732080"/></text:h>
      <text:p text:style-name="P57">Повторяем цикл – смотрим структуру сайта → пытаемся провести аналогию у себя в коде.</text:p>
      <text:p text:style-name="P51">В подгружаемых комментариях есть много блоков – полезные, последние, случайные и т.п., из которых мне нужны только первые. Эти “полезные” комментарии находятся в div’e с классом review_box, но загвоздка в том, что ненужные мне комментарии находятся в теге с похожим классом. Тут на помощь приходит xpath селектор. В нём легко указать регулярное выражение, которому должен соответствовать класс, я составил следующее “\Areview_box\s*\Z” ( здесь \A означет начало <text:span text:style-name="T18">строки</text:span>, <text:span text:style-name="T18">review_box – текст который должен присутствовать в названии класса, \s* - любое количество пробелов, \Z – конец строки ). По данному селектору нашёл все полезные обзоры на игру. Далее…</text:span></text:p>
      <text:p text:style-name="P52">В каждом обзоре, с помощью регулярных выражений для выуживания чисел, с помощью внутренних функций питона для работы со строками, с помощью xpath и css селекторов и, в конце концов, с божьей помощью, я собираю всю нужную информацию о комментаторах и их отзывах.</text:p>
      <text:p text:style-name="P52">Дабы не потерять всё что я тут напарсил, использую инструмент для сохранения данных в csv таблицу ( удобно потом в любой программе открыть и посмотреть ) одна легко устранимая проблема - <text:span text:style-name="T19">\n в комментарии, его заменяю на {n}, переводя в одну строчку.</text:span></text:p>
      <text:p text:style-name="P53">На выходе получаем таблицу csv с нужными данными, и больше не возвращаемся к парсингу <text:s/>steam’a, пусть отдыхает</text:p>
      <text:p text:style-name="P53"><text:soft-page-break/>( одна из причин по которой я начал сохранять данные в файл – слишком долгое время получение комментариев раз за разом ) <text:s/></text:p>
      <text:p text:style-name="P54">P.S. На данный момент я дополнительно написал файл utils.py который позволяет быстро писать файлы как html так и txt формата. Причина – обычно это занимает много строк кода: проверка существуют ли родительские дирректории, проверка существует ли файл, выбор записи текста ( w ) или последовательности битов ( wb ). А так занимает одну строчку - ut.write_html(self.dest + "comments.html", data['html'])</text:p>
      <text:h text:style-name="P83" text:outline-level="2"><text:bookmark-start text:name="__RefHeading___Toc422_2798732080"/>3.2 Обработка полученных данных<text:bookmark-end text:name="__RefHeading___Toc422_2798732080"/></text:h>
      <text:p text:style-name="P65">После того как протестировали нормальное сохранение полученных данных, создаём скрипт main.py который будет управлять всем выполнением программы, и стыковкой его модулей.</text:p>
      <text:p text:style-name="P69"><text:tab/>Запуская main.py с флагом -crawl мы заново проходимся по всем играм и создаём новую таблицу</text:p>
      <text:h text:style-name="P42" text:outline-level="3"><text:bookmark-start text:name="__RefHeading___Toc424_2798732080"/>3.2.1 Разбиение комментариев на фичи, обработка артефактов.<text:bookmark-end text:name="__RefHeading___Toc424_2798732080"/></text:h>
      <text:p text:style-name="P70">Уже зная как полностью реализуется обработка буду всё рассказывать вариант, который существует на данный момент.</text:p>
      <text:p text:style-name="P70">Пока считываем готовые комментарии из файла, сразу создаём объекты класса Comment, для более организованного доступа к ним.</text:p>
      <text:p text:style-name="P70">Для начала подсчитываем общее кол-во положительных и отрицательных комментариев, это нам понадобиться для ускорения подсчёта в будущем ( любые запаршенные данные сохраняем в отдельный файл для доступа к ним из скрипта + можно взглянуть на данные ). </text:p>
      <text:p text:style-name="P70">Далее по каждому из комментов проходимся, создавая вектор. Попутно удаляем ненужные слова, очищаем артефакты, подсчитываем общее количество слов. Как это проходит?</text:p>
      <text:p text:style-name="P70"><text:span text:style-name="T10">Векторы.</text:span> В данном случае я решил взять униграммы и биграммы из слов, т.к. по общему мнению они показывают коэффицент результат/вложенные силы. Униграмм<text:span text:style-name="T20">а</text:span> – слово, биграмм<text:span text:style-name="T20">а</text:span> – словосочетани<text:span text:style-name="T20">е.</text:span></text:p>
      <text:p text:style-name="P71"><text:soft-page-break/><text:span text:style-name="T10">Очищение от артефактов.</text:span> Приведу пример для ясности: если какой-то пользователь напишет комментарий “Хорошая игра.Всем советую” функция определит одним из признаков строку “игра.всем”. Понятно что слова через точку должны разделяться, если стоит запятая в конце слова, она должна убираться ( “приехал,” и “приехал” будут разными фичами). Также надо некоторые люди пишут английскими, китайскими ( вообще самые разные встречаются ) ставят много смайликов, иногда сарказм иногда невместно. Всё это непомерно увеличивает результирующее количество уникальных униграмм и биграмм. Попытаясь написать небольшую функцию для обработки всех этих случаев у меня ничего не получилось, пришлось делать отдельную функцию для этого. </text:p>
      <text:p text:style-name="P71">Вызвать её можно путём ut.clear_some_sht(feature), возвращает строку. Если на выходе получается массив строк, метод возвращает одну строку, где фичи представлены через ||||. (Функция что-то взяла от алгоритма маркова и пузырькового метода сортировки, затем с помощью регулярных выражений отслеживаются различные случаи встречания разделителей. С помощью кода каждой из буквы отслеживаются ненужные фичи). </text:p>
      <text:p text:style-name="P71">После разделения на фичи,<text:span text:style-name="T10"> подсчитываем количество</text:span> каждой из них и добавляем в общий счёт всех слов ( сколько раз встречается в положительных комментариях, в отрицательных, сколько положительных\отрицательных комментариев содержит это слово ( для дальнейших вычислений ) )</text:p>
      <text:h text:style-name="P43" text:outline-level="3"><text:bookmark-start text:name="__RefHeading___Toc511_2447044075"/>3.2.2 Подсчёт различных значений фичей<text:bookmark-end text:name="__RefHeading___Toc511_2447044075"/></text:h>
      <text:p text:style-name="P72">На данном этапе комментарии содержат много не нужных предлогов, междометий, союзов, которые не несут смысловой нагрузки. Чтобы избавиться от них, в каждом комментарии для каждой фичи <text:span text:style-name="T12">считаем tf-idf</text:span><text:span text:style-name="T21"> (Term Frequency – Inverse Data Frequency, временная частота – обратная частота данных), если это значение ниже определённой планки, убираем это слово из списка фичей.</text:span></text:p>
      <text:p text:style-name="P73">Теперь удалять уже нечего, создаём массив Target Names – он будет указателем на какую позицию вставлять значение каждой фичи в общем случае. Создаю его путём инициализации set’a ( множества ), а после всех дополнений к нему сортирую его ( позже объясню зачем ) и перевожу в список.</text:p>
      <text:p text:style-name="P73"><text:soft-page-break/>Прогоняя код на данном этапе, можно заметить что список уникальных фичей имеет размер 2 миллиона, а искать индекс каждого слова в этом списке занимает безумно много времени. <text:span text:style-name="T22">Так как список отсортирован можем найти приблизительные индексы для каждой фичи. </text:span>Для этого создаём индекс начала <text:span text:style-name="T22">вхождения первой буквы в таргет неймс и конец. Допустим после того как я всё определил программа будет знать, что фичи на “г” имеют индексы с 61019 номера по 71700.</text:span></text:p>
      <text:p text:style-name="P74">Последний этап в обработке конкретно фичей – подсчитываем значение delta tf-idf. Отвечает за то, какую окраску фича имеет среди документов. Формула у него следующая <draw:frame draw:style-name="fr1" draw:name="Object1" text:anchor-type="as-char" svg:y="-6.84mm" svg:width="35.7mm" svg:height="11.25mm" draw:z-index="0"><draw:object xlink:href="./Object 1" xlink:type="simple" xlink:show="embed" xlink:actuate="onLoad"/><draw:image xlink:href="./ObjectReplacements/Object 1" xlink:type="simple" xlink:show="embed" xlink:actuate="onLoad"/></draw:frame><text:s/>cnt[feature] – сколько раз фича встречается в этом комменте, |N|, |P| - количество негативных и положительных комментов ( зафиксировали эти числа в самом начале, пока обрабатывали все комментарии скопом ) P_f, N_f – сколько раз эта фича встречается в положительных и отрицательных комментариях соответственно ( тоже подсчитывали пока создавали вектора признаков ). </text:p>
      <text:p text:style-name="P74">Заполняем матрицу. Создаём разряженную матрицу с помощью библиотеки scipy, где есть функция sparse.lil_matrix использует немного другое представления для матриц, что позволяет бомбой создавать гораздо бОльшие матрицы чем обычно. </text:p>
      <text:p text:style-name="P74">Проходимся по каждому комментарию ( индекс комментария будет i – строка в матрице ), по каждой фиче. Индекс фичи ищем с помощью подсчитанных раньше точек старта и конца ( индекс фичи – j ). Придаём значение матрице в точке data[i,j] значение delta tf-idf соответствующей фичи в конкретном комменте.</text:p>
      <text:p text:style-name="P74">На выходе получается готовая, заполненная матрица.</text:p>
      <text:p text:style-name="P74">P.S. На данном моменте была большая проблема отслеживания прогресса обработки данных, т.к. при быстрых операциях система тратила много ресурсов на вывод. Реализовал класс Watcher в файле utils.py, цель в том, что с помощью псевдо-псевдо-графики класс отображает этап выполнения обработки списка комментариев.</text:p>
      <text:p text:style-name="P74">P.P.S. Также реализованно подкачка уже известных данных. Например: если <text:span text:style-name="T23">я хочу подсчитать заново значение delta tf-idf, но у меня уже существует файл delta_frac.json, </text:span><text:soft-page-break/><text:span text:style-name="T23">программа будет погружать значения из него используя более простую формулу self.cnt[feature]*Comments.delta_frac[feature]</text:span></text:p>
      <text:p text:style-name="P75">P.P.S. Написан небольшой файл settings.py откуда берутся разные ключевые параметры, чтобы менять их не ищя по всему коду <text:span text:style-name="T24">( например нижний порог tf-idf ) </text:span></text:p>
      <text:h text:style-name="P84" text:outline-level="2"><text:bookmark-start text:name="__RefHeading___Toc513_2447044075"/>3.3 Обучение модели, проверка<text:bookmark-end text:name="__RefHeading___Toc513_2447044075"/></text:h>
      <text:p text:style-name="P66">Данной задачи используем <text:span text:style-name="T25">классификатор основанный на методе опорных векторов ( SVM ). Суть в том, что если данные имеют размерность n, то алгоритм увеличивает размерность на 1 и гиперплоскостью разделяет на два класса. ( можно взять в пример когда шарики расположены на столе, их подбрасывают в воздух и в моменте где они находятся на разной высоте разделяют их плоскостью ).</text:span></text:p>
      <text:p text:style-name="P67">Оценку точности модели проводим с помощью кросс валидации, указывая количество проверок. Принцип работы: данные разбиваются на несколько блоков ( допустим 5 ), 4 блока используются для обучения, на 5 тестируется модель, и так 5 раз. В итоге берём среднее между значениями.</text:p>
      <text:p text:style-name="P67">После того как модель обучена, сохраняем её как битовую последовательность чтобы было удобнее пользоваться в дальнейшем.</text:p>
      <text:p text:style-name="P68">P.S. Последовательно дополняя различные функции к программе, добавляем разные ключи в main:</text:p>
      <text:list xml:id="list1583152989" text:style-name="L4">
        <text:list-item>
          <text:p text:style-name="P49">crawl – парсим стим </text:p>
        </text:list-item>
        <text:list-item>
          <text:p text:style-name="P49">process – обрабатываем данные создаём матрицу</text:p>
        </text:list-item>
        <text:list-item>
          <text:p text:style-name="P49">bm ( build model ) - обучаем модель</text:p>
        </text:list-item>
      </text:list>
      <text:h text:style-name="P79" text:outline-level="1"><text:bookmark-start text:name="__RefHeading___Toc515_2447044075"/>4. Заключение<text:bookmark-end text:name="__RefHeading___Toc515_2447044075"/></text:h>
      <text:p text:style-name="P58">Обработка неструктурированных данных, вводимыми пользователями разных возрастов, национальностей, соц положения – очень трудоёмкий процесс.</text:p>
      <text:p text:style-name="P55"><text:soft-page-break/>В ходе написания данной программы я узнал про много новых инструментов и попрактиковался в работе с ними. Регулярные выражения стали мне молотком, css\xpath селекторы стали мне отвёрткой. json и csv помогал сохранить данные в ходе работы и посмотреть что они из себя представляют.</text:p>
      <text:p text:style-name="P55">При написании первой версии она представляла из себя хиленькую программу. Когда данных было мало я не понимал что даже милисекунды в работе программы могут обернуться большой потерей при переходе на более крупные масштабы.</text:p>
      <text:p text:style-name="P56">Задача могла упроститься в несколько раз, но твиттер отказа<text:span text:style-name="T29">лся</text:span> предоставлять мне своё айпи.</text:p>
      <text:p text:style-name="P56">Это наиболее полезный опыт при написании программ. Я остро почувствовал, что не свободно ориентируюсь в питоне, можно было лучше. Каждую десятую строчку приходилось гуглить, т.к. до этого не занимался подобными вещами. <text:span text:style-name="T26">Приучился использовать интерпретатор в коммандной оболочке чтобы проверять некоторые конкретные функции и как они ведут себя на заданных данных.</text:span></text:p>
      <text:p text:style-name="P55">При обрабатывании текста было много проблем с нормализацией данных. <text:span text:style-name="T26">Можно улучшить модель путём устранения грамматических ошибок, использования тонального словаря, аугментации, лемматизации, стемметизацией, комбинации слов с тегами (напр. я-метоимение), добавления дополнительных морфологических признаков,</text:span> <text:span text:style-name="T26">использование 2,3,4 буквенных грамм. Для ускорения вычислений можно использовать openCL или CUDA ( распределение вычислений на видеокарту ).</text:span></text:p>
      <text:p text:style-name="P50">Не зная с чего начать и что из себя представляет анализ текста, я освоился в этой области, понял недостатки своего кода и теперь понятно в каком направлении можно двигаться дальше. </text:p>
      <text:h text:style-name="P85" text:outline-level="2"><text:bookmark-start text:name="__RefHeading___Toc577_3991888621"/>4.1 Термины<text:bookmark-end text:name="__RefHeading___Toc577_3991888621"/></text:h>
      <text:p text:style-name="P11">стим – <text:span text:style-name="T8">( </text:span>steam <text:span text:style-name="T8">) площадка для торговли играми </text:span></text:p>
      <text:p text:style-name="P11">питон – интерпретируемый язык программирования python</text:p>
      <text:p text:style-name="P12">скрапи – библиотека для питона scrapy</text:p>
      <text:p text:style-name="P14">таймаут – <text:span text:style-name="T8">( timeout )</text:span>какое-то время когда программа бездействует</text:p>
      <text:p text:style-name="P13"><text:soft-page-break/>бан, забанить – <text:span text:style-name="T8">( ban )</text:span> ограничение доступа к ресурсу</text:p>
      <text:p text:style-name="P14">айпи – <text:span text:style-name="T8">( </text:span>IP <text:span text:style-name="T8">)</text:span> сетевой адресс узла</text:p>
      <text:p text:style-name="P14">дудос – <text:span text:style-name="T8">( Ddos ) </text:span>хакерская атака с целью довести систему до отказа обычным пользователям</text:p>
      <text:p text:style-name="P15">линк - ( link ) ссылка на странцу</text:p>
      <text:p text:style-name="P16">айди - ( id ) уникальный идентификатор</text:p>
      <text:p text:style-name="P17">коммент - ( comment ) комментарий</text:p>
      <text:p text:style-name="P18">фича - ( feature ) признак </text:p>
      <text:h text:style-name="P80" text:outline-level="1"><text:bookmark-start text:name="__RefHeading___Toc579_3991888621"/>5. Библиографический список<text:bookmark-end text:name="__RefHeading___Toc579_3991888621"/></text:h>
      <text:p text:style-name="P45">Помогло вникнуть в механику анализа текста:</text:p>
      <text:list xml:id="list292608399" text:style-name="L5">
        <text:list-item>
          <text:p text:style-name="P47"><text:a xlink:type="simple" xlink:href="https://habr.com/post/263171/" text:style-name="Internet_20_link" text:visited-style-name="Visited_20_Internet_20_Link"><text:span text:style-name="T27">https://habr.com/post/263171/</text:span></text:a></text:p>
        </text:list-item>
        <text:list-item>
          <text:p text:style-name="P47"><text:a xlink:type="simple" xlink:href="https://habr.com/post/149605/" text:style-name="Internet_20_link" text:visited-style-name="Visited_20_Internet_20_Link"><text:span text:style-name="T27">https://habr.com/post/149605/</text:span></text:a></text:p>
        </text:list-item>
      </text:list>
      <text:p text:style-name="P48"><text:a xlink:type="simple" xlink:href="http://nlpx.net/archives/57" text:style-name="Internet_20_link" text:visited-style-name="Visited_20_Internet_20_Link">http://nlpx.net/archives/57</text:a> – tf-idf и связанное с ним</text:p>
      <text:p text:style-name="P48"><text:a xlink:type="simple" xlink:href="http://www.long-short.pro/post/kross-validatsiya-cross-validation-304" text:style-name="Internet_20_link" text:visited-style-name="Visited_20_Internet_20_Link">http://www.long-short.pro/post/kross-validatsiya-cross-validation-304</text:a> – как работает кросс валидация</text:p>
      <text:p text:style-name="P48"><text:a xlink:type="simple" xlink:href="https://toster.ru/q/21037" text:style-name="Internet_20_link" text:visited-style-name="Visited_20_Internet_20_Link">https://toster.ru/q/21037</text:a> – полезные советы по улучшению модели</text:p>
      <text:p text:style-name="P48"><text:a xlink:type="simple" xlink:href="http://datascientist.one/support-vector-machines/" text:style-name="Internet_20_link" text:visited-style-name="Visited_20_Internet_20_Link">http://datascientist.one/support-vector-machines/</text:a> - как работает метод опорных векторов</text:p>
      <text:p text:style-name="P48"><text:a xlink:type="simple" xlink:href="https://machinelearningmastery.com/save-load-machine-learning-models-python-scikit-learn/" text:style-name="Internet_20_link" text:visited-style-name="Visited_20_Internet_20_Link">https://machinelearningmastery.com/save-load-machine-learning-models-python-scikit-learn/</text:a> - <text:span text:style-name="T28">как сохранять модель</text:span></text:p>
      <text:p text:style-name="P48"><text:a xlink:type="simple" xlink:href="https://stackoverflow.com/" text:style-name="Internet_20_link" text:visited-style-name="Visited_20_Internet_20_Link">https://stackoverflow.com</text:a>/ - <text:span text:style-name="T28">все остальные вопросы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40:01.956389556</meta:creation-date>
    <dc:date>2018-11-29T11:32:40.113359890</dc:date>
    <meta:editing-duration>PT9H9M37S</meta:editing-duration>
    <meta:editing-cycles>63</meta:editing-cycles>
    <meta:generator>LibreOffice/6.0.6.2$Linux_X86_64 LibreOffice_project/00m0$Build-2</meta:generator>
    <meta:document-statistic meta:table-count="0" meta:image-count="0" meta:object-count="1" meta:page-count="13" meta:paragraph-count="146" meta:word-count="2722" meta:character-count="19303" meta:non-whitespace-character-count="16670"/>
  </office:meta>
</office:document-meta>
</file>

<file path=Object 1/content.xml><?xml version="1.0" encoding="utf-8"?>
<math xmlns="http://www.w3.org/1998/Math/MathML" display="block">
  <semantics>
    <mrow>
      <mi mathvariant="italic">cnt</mi>
      <mrow>
        <mo fence="true" stretchy="false">[</mo>
        <mrow>
          <mi mathvariant="italic">feature</mi>
        </mrow>
        <mo fence="true" stretchy="false">]</mo>
      </mrow>
      <mfrac>
        <mrow>
          <mrow>
            <mo fence="true" stretchy="true">|</mo>
            <mrow>
              <mi>N</mi>
            </mrow>
            <mo fence="true" stretchy="true">|</mo>
          </mrow>
          <mo stretchy="false">∗</mo>
          <msub>
            <mi>P</mi>
            <mi>f</mi>
          </msub>
        </mrow>
        <mrow>
          <mrow>
            <mo fence="true" stretchy="true">|</mo>
            <mrow>
              <mi>P</mi>
            </mrow>
            <mo fence="true" stretchy="true">|</mo>
          </mrow>
          <mo stretchy="false">∗</mo>
          <msub>
            <mi>N</mi>
            <mi>f</mi>
          </msub>
        </mrow>
      </mfrac>
    </mrow>
    <annotation encoding="StarMath 5.0">cnt[ feature ] {abs N *P_f} over { abs  P*N_f} </annotation>
  </semantics>
</math>
</file>